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1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4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7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6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0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2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5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4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17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2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4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4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6633cc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6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9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1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7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62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8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6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0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5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2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9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1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5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0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8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7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3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8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3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5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3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6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8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6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1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1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9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7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5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3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4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46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6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9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97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36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5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51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1" fo:font-size="12pt" style:font-size-asian="12pt" style:font-name-complex="Symbol1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9" style:family="text">
      <style:text-properties fo:color="#000000" style:font-name="PalatinoLinotype1" fo:font-size="7pt" style:font-size-asian="7pt" style:font-name-complex="PalatinoLinotype1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1" fo:font-size="12pt" style:font-size-asian="12pt" style:font-name-complex="PalatinoLinotype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3.545cm" svg:height="0.424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24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862cm" svg:height="0.424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531cm" svg:height="0.424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629cm" svg:height="0.424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768cm" svg:height="0.424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717cm" svg:height="0.424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0.976cm" svg:height="0.424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0.857cm" svg:height="0.424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743cm" svg:height="0.424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24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6.788cm" svg:height="0.424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7.503cm" svg:height="0.424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3.041cm" svg:height="0.424cm" svg:x="3.175cm" svg:y="17.439cm">
          <draw:text-box>
            <text:p text:style-name="P2"><text:span text:style-name="T2">How do you change your currently running shell (not </text:span><text:span text:style-name="T2">permanently)? </text:span></text:p>
          </draw:text-box>
        </draw:frame>
        <draw:frame draw:style-name="gr3" draw:text-style-name="P3" draw:layer="layout" svg:width="0.422cm" svg:height="0.424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24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puts </text:span><text:span text:style-name="T7">it.</text:span></text:p>
            <text:p><text:span text:style-name="T7">In other words, it is a command line interface </text:span><text:span text:style-name="T7">that contains the code to execute</text:span></text:p>
            <text:p><text:span text:style-name="T7">certain commands provided to it by the 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</text:span><text:span text:style-name="T7">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</text:span><text:span text:style-name="T7">{desired_shell_name}” <text:s/>prior to running</text:span></text:p>
            <text:p><text:span text:style-name="T7">chsh as it will tell you the full path to the shell </text:span><text:span text:style-name="T7">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$ {desired_shell_name}</text:span></text:p>
            <text:p><text:span text:style-name="T7">So for example, I’m running zsh, if I wanted to </text:span><text:span text:style-name="T7">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7.109cm" svg:height="0.424cm" svg:x="1.905cm" svg:y="3.308cm">
          <draw:text-box>
            <text:p text:style-name="P2"><text:span text:style-name="T2">The plumbing operators allow you to redirect output </text:span><text:span text:style-name="T2">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1.83cm" svg:height="0.424cm" svg:x="3.175cm" svg:y="3.879cm">
          <draw:text-box>
            <text:p text:style-name="P2"><text:span text:style-name="T2">command &gt; file <text:s/>- run command, send its </text:span><text:span text:style-name="T8">standard </text:span><text:span text:style-name="T8">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1.487cm" svg:height="0.424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1.703cm" svg:height="0.424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7.663cm" svg:height="0.424cm" svg:x="3.175cm" svg:y="5.594cm">
          <draw:text-box>
            <text:p text:style-name="P2"><text:span text:style-name="T2">command1 | command2 – run command 1 and 2, </text:span><text:span text:style-name="T2">send command 1’s <text:s/>standard output to com-</text:span></text:p>
          </draw:text-box>
        </draw:frame>
        <draw:frame draw:style-name="gr41" draw:text-style-name="P3" draw:layer="layout" svg:width="4.815cm" svg:height="0.424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5.136cm" svg:height="0.424cm" svg:x="3.175cm" svg:y="6.737cm">
          <draw:text-box>
            <text:p text:style-name="P2"><text:span text:style-name="T2">command 2&gt;&amp;1 – run command, merge its standard </text:span><text:span text:style-name="T2">error to its standard output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0.644cm" svg:height="0.424cm" svg:x="3.175cm" svg:y="8.451cm">
          <draw:text-box>
            <text:p text:style-name="P2"><text:span text:style-name="T2">Use the </text:span><text:span text:style-name="T8">find</text:span><text:span text:style-name="T2"> command to list all of the files in a </text:span><text:span text:style-name="T2">directory 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7.91cm" svg:height="0.424cm" svg:x="3.175cm" svg:y="10.733cm">
          <draw:text-box>
            <text:p text:style-name="P2"><text:span text:style-name="T2">Use the find command as before, but pipe the output to </text:span><text:span text:style-name="T2">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8.062cm" svg:height="0.424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4.629cm" svg:height="0.424cm" svg:x="3.175cm" svg:y="13.591cm">
          <draw:text-box>
            <text:p text:style-name="P2"><text:span text:style-name="T2">Show the output of the </text:span><text:span text:style-name="T8">ps</text:span><text:span text:style-name="T2"> command, but only look for </text:span><text:span text:style-name="T2">lines that contain bash 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17.524cm" svg:height="0.424cm" svg:x="3.175cm" svg:y="16.444cm">
          <draw:text-box>
            <text:p text:style-name="P2"><text:span text:style-name="T2">Use the </text:span><text:span text:style-name="T8">git</text:span><text:span text:style-name="T2"> command line utility to list all of the </text:span><text:span text:style-name="T2">available branches that include the string “re-</text:span></text:p>
          </draw:text-box>
        </draw:frame>
        <draw:frame draw:style-name="gr48" draw:text-style-name="P3" draw:layer="layout" svg:width="2.55cm" svg:height="0.424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24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109cm" svg:height="0.424cm" svg:x="3.175cm" svg:y="19.301cm">
          <draw:text-box>
            <text:p text:style-name="P2"><text:span text:style-name="T2">The command to find lines of a file that contain the </text:span><text:span text:style-name="T2">text “monty burns” (ignoring case), but </text:span></text:p>
          </draw:text-box>
        </draw:frame>
        <draw:frame draw:style-name="gr49" draw:text-style-name="P3" draw:layer="layout" svg:width="3.905cm" svg:height="0.424cm" svg:x="3.175cm" svg:y="19.873cm">
          <draw:text-box>
            <text:p text:style-name="P2"><text:span text:style-name="T2">then only show the 3</text:span></text:p>
          </draw:text-box>
        </draw:frame>
        <draw:frame draw:style-name="gr50" draw:text-style-name="P7" draw:layer="layout" svg:width="0.248cm" svg:height="0.247cm" svg:x="6.799cm" svg:y="19.879cm">
          <draw:text-box>
            <text:p text:style-name="P2"><text:span text:style-name="T9">rd</text:span></text:p>
          </draw:text-box>
        </draw:frame>
        <draw:frame draw:style-name="gr51" draw:text-style-name="P3" draw:layer="layout" svg:width="0.425cm" svg:height="0.424cm" svg:x="7.019cm" svg:y="19.873cm">
          <draw:text-box>
            <text:p text:style-name="P2"><text:span text:style-name="T2">, 4</text:span></text:p>
          </draw:text-box>
        </draw:frame>
        <draw:frame draw:style-name="gr52" draw:text-style-name="P7" draw:layer="layout" svg:width="0.245cm" svg:height="0.247cm" svg:x="7.4cm" svg:y="19.879cm">
          <draw:text-box>
            <text:p text:style-name="P2"><text:span text:style-name="T9">th</text:span></text:p>
          </draw:text-box>
        </draw:frame>
        <draw:frame draw:style-name="gr53" draw:text-style-name="P3" draw:layer="layout" svg:width="1.247cm" svg:height="0.424cm" svg:x="7.595cm" svg:y="19.873cm">
          <draw:text-box>
            <text:p text:style-name="P2"><text:span text:style-name="T2">, and 8</text:span></text:p>
          </draw:text-box>
        </draw:frame>
        <draw:frame draw:style-name="gr52" draw:text-style-name="P7" draw:layer="layout" svg:width="0.245cm" svg:height="0.247cm" svg:x="8.742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8.173cm" svg:height="0.424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24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5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6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7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8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59" draw:text-style-name="P8" draw:layer="layout" svg:width="10.928cm" svg:height="0.547cm" svg:x="3.47cm" svg:y="20.35cm">
          <draw:text-box>
            <text:p><text:span text:style-name="T10">cat {file} | grep -i “monty burns” | cut -f 3,4,8 -</text:span><text:span text:style-name="T10">d “~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0" draw:text-style-name="P4" draw:layer="layout" svg:width="5.056cm" svg:height="0.513cm" svg:x="1.905cm" svg:y="2.558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11">s</text:span><text:span text:style-name="T11">e</text:span><text:span text:style-name="T11">d</text:span><text:span text:style-name="T11"> </text:span></text:p>
          </draw:text-box>
        </draw:frame>
        <draw:frame draw:style-name="gr61" draw:text-style-name="P3" draw:layer="layout" svg:width="18.655cm" svg:height="0.424cm" svg:x="1.905cm" svg:y="3.308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n</text:span><text:span text:style-name="T2">e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l</text:span><text:span text:style-name="T2">l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8">s</text:span><text:span text:style-name="T8">e</text:span><text:span text:style-name="T8">d</text:span><text:span text:style-name="T2"> </text:span><text:span text:style-name="T2">t</text:span><text:span text:style-name="T2">o</text:span><text:span text:style-name="T2">o</text:span><text:span text:style-name="T2">l </text:span><text:span text:style-name="T2">t</text:span><text:span text:style-name="T2">h</text:span><text:span text:style-name="T2">e</text:span><text:span text:style-name="T2">n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(</text:span><text:span text:style-name="T2">s</text:span><text:span text:style-name="T2">o</text:span><text:span text:style-name="T2">m</text:span><text:span text:style-name="T2">e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/text:p>
          </draw:text-box>
        </draw:frame>
        <draw:frame draw:style-name="gr62" draw:text-style-name="P3" draw:layer="layout" svg:width="18.913cm" svg:height="0.424cm" svg:x="1.905cm" svg:y="3.879cm">
          <draw:text-box>
            <text:p text:style-name="P2"><text:span text:style-name="T2">basically Hacker Rank questions, so theres some easy Hackos </text:span><text:span text:style-name="T2">here). <text:s/>Remember, </text:span><text:span text:style-name="T8">sed</text:span><text:span text:style-name="T2"> expects its input </text:span></text:p>
          </draw:text-box>
        </draw:frame>
        <draw:frame draw:style-name="gr63" draw:text-style-name="P3" draw:layer="layout" svg:width="18.624cm" svg:height="0.424cm" svg:x="1.905cm" svg:y="4.451cm">
          <draw:text-box>
            <text:p text:style-name="P2"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, </text:span><text:span text:style-name="T2">a</text:span><text:span text:style-name="T2">n</text:span><text:span text:style-name="T2">d</text:span><text:span text:style-name="T2"> </text:span><text:span text:style-name="T2">i</text:span><text:span text:style-name="T2">t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s</text:span><text:span text:style-name="T2"> </text:span><text:span text:style-name="T2">i</text:span><text:span text:style-name="T2">t</text:span><text:span text:style-name="T2">s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–</text:span><text:span text:style-name="T2"> </text:span><text:span text:style-name="T2">s</text:span><text:span text:style-name="T2">o</text:span><text:span text:style-name="T2"> </text:span><text:span text:style-name="T2">y</text:span><text:span text:style-name="T2">o</text:span><text:span text:style-name="T2">u</text:span><text:span text:style-name="T2">’</text:span><text:span text:style-name="T2">l</text:span><text:span text:style-name="T2">l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64" draw:text-style-name="P3" draw:layer="layout" svg:width="3.143cm" svg:height="0.424cm" svg:x="1.905cm" svg:y="5.022cm">
          <draw:text-box>
            <text:p text:style-name="P2"><text:span text:style-name="T2">p</text:span><text:span text:style-name="T2">i</text:span><text:span text:style-name="T2">p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: </text:span></text:p>
          </draw:text-box>
        </draw:frame>
        <draw:frame draw:style-name="gr3" draw:text-style-name="P3" draw:layer="layout" svg:width="0.422cm" svg:height="0.424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7.909cm" svg:height="0.424cm" svg:x="3.175cm" svg:y="6.165cm">
          <draw:text-box>
            <text:p text:style-name="P2"><text:span text:style-name="T2">Replace the </text:span><text:span text:style-name="T2">text </text:span><text:span text:style-name="T2">“Atlanta </text:span><text:span text:style-name="T2">Falcons </text:span><text:span text:style-name="T2">win” with </text:span><text:span text:style-name="T2">“New </text:span><text:span text:style-name="T2">England </text:span><text:span text:style-name="T2">Patriots </text:span><text:span text:style-name="T2">win”, </text:span><text:span text:style-name="T2">ignoring </text:span><text:span text:style-name="T2">case and all </text:span></text:p>
          </draw:text-box>
        </draw:frame>
        <draw:frame draw:style-name="gr66" draw:text-style-name="P3" draw:layer="layout" svg:width="4.024cm" svg:height="0.424cm" svg:x="3.175cm" svg:y="6.737cm">
          <draw:text-box>
            <text:p text:style-name="P2"><text:span text:style-name="T2">o</text:span><text:span text:style-name="T2">c</text:span><text:span text:style-name="T2">c</text:span><text:span text:style-name="T2">u</text:span><text:span text:style-name="T2">rr</text:span><text:span text:style-name="T2">e</text:span><text:span text:style-name="T2">n</text:span><text:span text:style-name="T2">c</text:span><text:span text:style-name="T2">e</text:span><text:span text:style-name="T2">s </text:span><text:span text:style-name="T2">o</text:span><text:span text:style-name="T2">n </text:span><text:span text:style-name="T2">a </text:span><text:span text:style-name="T2">li</text:span><text:span text:style-name="T2">n</text:span><text:span text:style-name="T2">e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7.346cm" svg:height="0.424cm" svg:x="3.175cm" svg:y="10.162cm">
          <draw:text-box>
            <text:p text:style-name="P2"><text:span text:style-name="T2">Replace the text “Atlanta Falcons win” with “New England Patriots win”, ignoring case and </text:span></text:p>
          </draw:text-box>
        </draw:frame>
        <draw:frame draw:style-name="gr68" draw:text-style-name="P3" draw:layer="layout" svg:width="7.101cm" svg:height="0.424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7.54cm" svg:height="0.424cm" svg:x="3.175cm" svg:y="14.162cm">
          <draw:text-box>
            <text:p text:style-name="P2"><text:span text:style-name="T2">Use </text:span><text:span text:style-name="T8">character types</text:span><text:span text:style-name="T2"> to match two or more commas in a row and replace them with one comma 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0" draw:text-style-name="P9" draw:layer="layout" svg:width="3.221cm" svg:height="0.025cm" svg:x="15.299cm" svg:y="17.365cm" svg:viewBox="0 0 3222 26" draw:points="0,26 3222,26 3222,0 0,0">
          <text:p/>
        </draw:polygon>
        <draw:frame draw:style-name="gr71" draw:text-style-name="P3" draw:layer="layout" svg:width="17.532cm" svg:height="0.424cm" svg:x="3.175cm" svg:y="17.015cm">
          <draw:text-box>
            <text:p text:style-name="P2"><text:span text:style-name="T2">Use </text:span><text:span text:style-name="T8">regular expression grouping </text:span><text:span text:style-name="T2">to match a ship.edu email address (e.g. </text:span><text:span text:style-name="T12">aA1234@ship.edu)</text:span><text:span text:style-name="T2"> and </text:span></text:p>
          </draw:text-box>
        </draw:frame>
        <draw:frame draw:style-name="gr72" draw:text-style-name="P3" draw:layer="layout" svg:width="16.681cm" svg:height="0.424cm" svg:x="3.175cm" svg:y="17.587cm">
          <draw:text-box>
            <text:p text:style-name="P2"><text:span text:style-name="T2">re-write it to be a “cs.ship.edu” email address, but in all lower case: <text:s/>aa1234@cs.ship.edu. 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3" draw:text-style-name="P10" draw:layer="layout" svg:width="13.345cm" svg:height="0.547cm" svg:x="3.451cm" svg:y="7.269cm">
          <draw:text-box>
            <text:p><text:span text:style-name="T7">sed “s/Atlanta Falcons win/New England Patriots win/gI” {file}</text:span></text:p>
          </draw:text-box>
        </draw:frame>
        <draw:frame draw:style-name="gr73" draw:text-style-name="P10" draw:layer="layout" svg:width="13.096cm" svg:height="0.547cm" svg:x="3.441cm" svg:y="11.206cm">
          <draw:text-box>
            <text:p><text:span text:style-name="T7">sed “s/Atlanta Falcons win/New England Patriots win/I” {file}</text:span></text:p>
          </draw:text-box>
        </draw:frame>
        <draw:frame draw:style-name="gr73" draw:text-style-name="P10" draw:layer="layout" svg:width="4.693cm" svg:height="0.547cm" svg:x="3.457cm" svg:y="14.723cm">
          <draw:text-box>
            <text:p><text:span text:style-name="T7">sed "s/,\{2,\}/,/g" {file}</text:span></text:p>
          </draw:text-box>
        </draw:frame>
        <draw:frame draw:style-name="gr73" draw:text-style-name="P10" draw:layer="layout" svg:width="14.539cm" svg:height="2.731cm" svg:x="3.324cm" svg:y="18.318cm">
          <draw:text-box>
            <text:p><text:span text:style-name="T7">sed "s/\(\w\{6\}\)@ship.edu/\L\1@cs.ship.edu/g" {file}</text:span></text:p>
            <text:p><text:span text:style-name="T7"/></text:p>
            <text:p><text:span text:style-name="T7">or even more specific to match only ccNNNN:</text:span></text:p>
            <text:p><text:span text:style-name="T7"/></text:p>
            <text:p><text:span text:style-name="T7">sed "s/\([a-zA-Z]\{2\}[0-9]\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74" draw:text-style-name="P4" draw:layer="layout" svg:width="5.133cm" svg:height="0.513cm" svg:x="1.905cm" svg:y="2.558cm">
          <draw:text-box>
            <text:p text:style-name="P2"><text:span text:style-name="T3">Programming with </text:span><text:span text:style-name="T11">awk </text:span></text:p>
          </draw:text-box>
        </draw:frame>
        <draw:frame draw:style-name="gr75" draw:text-style-name="P3" draw:layer="layout" svg:width="14.692cm" svg:height="0.424cm" svg:x="1.905cm" svg:y="3.308cm">
          <draw:text-box>
            <text:p text:style-name="P2"><text:span text:style-name="T2">Hacker Rank also has a section </text:span><text:span text:style-name="T8">awk</text:span><text:span text:style-name="T2">, which may be </text:span><text:span text:style-name="T2">useful and vaguely similar: </text:span></text:p>
          </draw:text-box>
        </draw:frame>
        <draw:frame draw:style-name="gr3" draw:text-style-name="P3" draw:layer="layout" svg:width="0.422cm" svg:height="0.424cm" svg:x="2.54cm" svg:y="3.879cm">
          <draw:text-box>
            <text:p text:style-name="P2"><text:span text:style-name="T2"><text:s text:c="2"/></text:span></text:p>
          </draw:text-box>
        </draw:frame>
        <draw:frame draw:style-name="gr12" draw:text-style-name="P3" draw:layer="layout" svg:width="0.531cm" svg:height="0.424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76" draw:text-style-name="P3" draw:layer="layout" svg:width="17.218cm" svg:height="0.424cm" svg:x="3.175cm" svg:y="4.451cm">
          <draw:text-box>
            <text:p text:style-name="P2"><text:span text:style-name="T2">Write an </text:span><text:span text:style-name="T8">awk</text:span><text:span text:style-name="T2"> script that can verify when a line </text:span><text:span text:style-name="T2">contains exactly 4 fields, separated by spaces </text:span></text:p>
          </draw:text-box>
        </draw:frame>
        <draw:frame draw:style-name="gr77" draw:text-style-name="P3" draw:layer="layout" svg:width="3.372cm" svg:height="0.424cm" svg:x="3.175cm" svg:y="5.022cm">
          <draw:text-box>
            <text:p text:style-name="P2"><text:span text:style-name="T2">(see HR: Awk #1) </text:span></text:p>
          </draw:text-box>
        </draw:frame>
        <draw:frame draw:style-name="gr3" draw:text-style-name="P3" draw:layer="layout" svg:width="0.422cm" svg:height="0.424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308cm">
          <draw:text-box>
            <text:p text:style-name="P2"><text:span text:style-name="T2">1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78" draw:text-style-name="P3" draw:layer="layout" svg:width="17.79cm" svg:height="0.424cm" svg:x="3.175cm" svg:y="7.308cm">
          <draw:text-box>
            <text:p text:style-name="P2"><text:span text:style-name="T2">Write an </text:span><text:span text:style-name="T8">awk</text:span><text:span text:style-name="T2"> script that will compute the average of </text:span><text:span text:style-name="T2">three numbers (fields 2, 3, 4) and print the </text:span></text:p>
          </draw:text-box>
        </draw:frame>
        <draw:frame draw:style-name="gr79" draw:text-style-name="P3" draw:layer="layout" svg:width="11.627cm" svg:height="0.424cm" svg:x="3.175cm" svg:y="7.88cm">
          <draw:text-box>
            <text:p text:style-name="P2"><text:span text:style-name="T2">first field, a colon, and the average on a line (see HR: </text:span><text:span text:style-name="T2">Awk #2)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80" draw:text-style-name="P4" draw:layer="layout" svg:width="6.301cm" svg:height="0.513cm" svg:x="1.905cm" svg:y="10.47cm">
          <draw:text-box>
            <text:p text:style-name="P2"><text:span text:style-name="T3">UNIX Environment Variables</text:span><text:span text:style-name="T11"> </text:span></text:p>
          </draw:text-box>
        </draw:frame>
        <draw:frame draw:style-name="gr81" draw:text-style-name="P3" draw:layer="layout" svg:width="18.481cm" svg:height="0.424cm" svg:x="1.905cm" svg:y="11.22cm">
          <draw:text-box>
            <text:p text:style-name="P2"><text:span text:style-name="T2">Lookup the following environment variables, describe </text:span><text:span text:style-name="T2">what they do and when you would need to </text:span></text:p>
          </draw:text-box>
        </draw:frame>
        <draw:frame draw:style-name="gr82" draw:text-style-name="P3" draw:layer="layout" svg:width="2.61cm" svg:height="0.424cm" svg:x="1.905cm" svg:y="11.792cm">
          <draw:text-box>
            <text:p text:style-name="P2"><text:span text:style-name="T2">change them: </text:span></text:p>
          </draw:text-box>
        </draw:frame>
        <draw:frame draw:style-name="gr3" draw:text-style-name="P3" draw:layer="layout" svg:width="0.422cm" svg:height="0.424cm" svg:x="1.905cm" svg:y="12.36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935cm">
          <draw:text-box>
            <text:p text:style-name="P2"><text:span text:style-name="T2">12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3" draw:text-style-name="P3" draw:layer="layout" svg:width="1.302cm" svg:height="0.424cm" svg:x="3.175cm" svg:y="12.935cm">
          <draw:text-box>
            <text:p text:style-name="P2"><text:span text:style-name="T2">PATH </text:span></text:p>
          </draw:text-box>
        </draw:frame>
        <draw:frame draw:style-name="gr3" draw:text-style-name="P3" draw:layer="layout" svg:width="0.422cm" svg:height="0.424cm" svg:x="3.175cm" svg:y="13.50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078cm">
          <draw:text-box>
            <text:p text:style-name="P2"><text:span text:style-name="T2">1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4" draw:text-style-name="P3" draw:layer="layout" svg:width="1.31cm" svg:height="0.424cm" svg:x="3.175cm" svg:y="14.078cm">
          <draw:text-box>
            <text:p text:style-name="P2"><text:span text:style-name="T2">TERM </text:span></text:p>
          </draw:text-box>
        </draw:frame>
        <draw:frame draw:style-name="gr3" draw:text-style-name="P3" draw:layer="layout" svg:width="0.422cm" svg:height="0.424cm" svg:x="3.175cm" svg:y="14.6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5.216cm">
          <draw:text-box>
            <text:p text:style-name="P2"><text:span text:style-name="T2">14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85" draw:text-style-name="P3" draw:layer="layout" svg:width="4.151cm" svg:height="0.424cm" svg:x="3.175cm" svg:y="15.216cm">
          <draw:text-box>
            <text:p text:style-name="P2"><text:span text:style-name="T2">LD_LIBRARY_PATH </text:span></text:p>
          </draw:text-box>
        </draw:frame>
        <draw:frame draw:style-name="gr3" draw:text-style-name="P3" draw:layer="layout" svg:width="0.422cm" svg:height="0.424cm" svg:x="3.175cm" svg:y="15.78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6.359cm">
          <draw:text-box>
            <text:p text:style-name="P2"><text:span text:style-name="T2">1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86" draw:text-style-name="P3" draw:layer="layout" svg:width="1.928cm" svg:height="0.424cm" svg:x="3.175cm" svg:y="16.359cm">
          <draw:text-box>
            <text:p text:style-name="P2"><text:span text:style-name="T2">DISPLAY </text:span></text:p>
          </draw:text-box>
        </draw:frame>
        <draw:frame draw:style-name="gr3" draw:text-style-name="P3" draw:layer="layout" svg:width="0.422cm" svg:height="0.424cm" svg:x="3.175cm" svg:y="16.931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7.502cm">
          <draw:text-box>
            <text:p text:style-name="P2"><text:span text:style-name="T2">16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87" draw:text-style-name="P3" draw:layer="layout" svg:width="1.454cm" svg:height="0.424cm" svg:x="3.175cm" svg:y="17.502cm">
          <draw:text-box>
            <text:p text:style-name="P2"><text:span text:style-name="T2">HOME </text:span></text:p>
          </draw:text-box>
        </draw:frame>
        <draw:frame draw:style-name="gr3" draw:text-style-name="P3" draw:layer="layout" svg:width="0.422cm" svg:height="0.424cm" svg:x="3.175cm" svg:y="18.07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8.645cm">
          <draw:text-box>
            <text:p text:style-name="P2"><text:span text:style-name="T2">17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0.798cm" svg:height="0.424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24cm" svg:x="3.175cm" svg:y="19.21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9.788cm">
          <draw:text-box>
            <text:p text:style-name="P2"><text:span text:style-name="T2">18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28cm" svg:height="0.424cm" svg:x="3.175cm" svg:y="19.788cm">
          <draw:text-box>
            <text:p text:style-name="P2"><text:span text:style-name="T2">TEMP </text:span></text:p>
          </draw:text-box>
        </draw:frame>
        <draw:frame draw:style-name="gr3" draw:text-style-name="P3" draw:layer="layout" svg:width="0.422cm" svg:height="0.424cm" svg:x="3.175cm" svg:y="20.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1.712cm" svg:height="0.424cm" svg:x="3.175cm" svg:y="20.931cm">
          <draw:text-box>
            <text:p text:style-name="P2"><text:span text:style-name="T2">EDITOR </text:span></text:p>
          </draw:text-box>
        </draw:frame>
        <draw:frame draw:style-name="gr3" draw:text-style-name="P3" draw:layer="layout" svg:width="0.422cm" svg:height="0.424cm" svg:x="3.175cm" svg:y="21.499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1.556cm" svg:height="0.424cm" svg:x="3.175cm" svg:y="22.07cm">
          <draw:text-box>
            <text:p text:style-name="P2"><text:span text:style-name="T2">PAGER </text:span></text:p>
          </draw:text-box>
        </draw:frame>
        <draw:frame draw:style-name="gr3" draw:text-style-name="P3" draw:layer="layout" svg:width="0.422cm" svg:height="0.424cm" svg:x="3.175cm" svg:y="22.64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3.213cm">
          <draw:text-box>
            <text:p text:style-name="P2"><text:span text:style-name="T2">21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2.609cm" svg:height="0.424cm" svg:x="3.175cm" svg:y="23.213cm">
          <draw:text-box>
            <text:p text:style-name="P2"><text:span text:style-name="T2">Write the command to set an environment variable to a </text:span><text:span text:style-name="T2">new value: </text:span></text:p>
          </draw:text-box>
        </draw:frame>
        <draw:frame draw:style-name="gr3" draw:text-style-name="P3" draw:layer="layout" svg:width="0.422cm" svg:height="0.424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56cm">
          <draw:text-box>
            <text:p text:style-name="P2"><text:span text:style-name="T2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11.982cm" svg:height="0.424cm" svg:x="3.175cm" svg:y="2.677cm">
          <draw:text-box>
            <text:p text:style-name="P2"><text:span text:style-name="T2">Write the command show the value of an environment </text:span><text:span text:style-name="T2">variable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4.392cm">
          <draw:text-box>
            <text:p text:style-name="P2"><text:span text:style-name="T2">2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0.327cm" svg:height="0.424cm" svg:x="3.175cm" svg:y="4.392cm">
          <draw:text-box>
            <text:p text:style-name="P2"><text:span text:style-name="T2">Write the command to show all environment variables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6.102cm">
          <draw:text-box>
            <text:p text:style-name="P2"><text:span text:style-name="T2">2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0.272cm" svg:height="0.424cm" svg:x="3.175cm" svg:y="6.102cm">
          <draw:text-box>
            <text:p text:style-name="P2"><text:span text:style-name="T2">Write the command to delete an environment variable 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16cm">
          <draw:text-box>
            <text:p text:style-name="P2"><text:span text:style-name="T2">2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96" draw:text-style-name="P3" draw:layer="layout" svg:width="17.837cm" svg:height="0.424cm" svg:x="3.175cm" svg:y="7.816cm">
          <draw:text-box>
            <text:p text:style-name="P2"><text:span text:style-name="T2">The “bash” shell program interprets the prompt </text:span><text:span text:style-name="T2">specially, find a description of the special com-</text:span></text:p>
          </draw:text-box>
        </draw:frame>
        <draw:frame draw:style-name="gr97" draw:text-style-name="P3" draw:layer="layout" svg:width="17.486cm" svg:height="0.424cm" svg:x="3.175cm" svg:y="8.388cm">
          <draw:text-box>
            <text:p text:style-name="P2"><text:span text:style-name="T2">mands you can use in your prompt, and make yourself </text:span><text:span text:style-name="T2">a cool prompt below. <text:s/>Show the “set” </text:span></text:p>
          </draw:text-box>
        </draw:frame>
        <draw:frame draw:style-name="gr98" draw:text-style-name="P3" draw:layer="layout" svg:width="12.338cm" svg:height="0.424cm" svg:x="3.175cm" svg:y="8.959cm">
          <draw:text-box>
            <text:p text:style-name="P2"><text:span text:style-name="T2">command, and then also show what it looks like when </text:span><text:span text:style-name="T2">you use it: 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99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00" draw:text-style-name="P3" draw:layer="layout" svg:width="18.853cm" svg:height="0.424cm" svg:x="1.905cm" svg:y="12.871cm">
          <draw:text-box>
            <text:p text:style-name="P2"><text:span text:style-name="T2">Use “bash” to write the following as shell scripts (there </text:span><text:span text:style-name="T2">are thousands of shell script refs on the inter-</text:span></text:p>
          </draw:text-box>
        </draw:frame>
        <draw:frame draw:style-name="gr101" draw:text-style-name="P3" draw:layer="layout" svg:width="0.836cm" svg:height="0.424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24cm" svg:x="1.905cm" svg:y="14.01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02" draw:text-style-name="P3" draw:layer="layout" svg:width="10.23cm" svg:height="0.424cm" svg:x="3.175cm" svg:y="14.586cm">
          <draw:text-box>
            <text:p text:style-name="P2"><text:span text:style-name="T2">Print all the odd numbers from 1 to 99 on the terminal </text:span></text:p>
          </draw:text-box>
        </draw:frame>
        <draw:frame draw:style-name="gr3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5.729cm">
          <draw:text-box>
            <text:p text:style-name="P2"><text:span text:style-name="T2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3" draw:text-style-name="P3" draw:layer="layout" svg:width="9.464cm" svg:height="0.424cm" svg:x="3.175cm" svg:y="2.677cm">
          <draw:text-box>
            <text:p text:style-name="P2"><text:span text:style-name="T2">Print a times table from 1 to 10 on each dimension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4.963cm">
          <draw:text-box>
            <text:p text:style-name="P2"><text:span text:style-name="T2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4" draw:text-style-name="P3" draw:layer="layout" svg:width="17.728cm" svg:height="0.424cm" svg:x="3.175cm" svg:y="2.677cm">
          <draw:text-box>
            <text:p text:style-name="P2"><text:span text:style-name="T2">Write a shell </text:span><text:span text:style-name="T8">function</text:span><text:span text:style-name="T2"> that will take two numbers and </text:span><text:span text:style-name="T2">determine if a is a multiple of b, then use </text:span></text:p>
          </draw:text-box>
        </draw:frame>
        <draw:frame draw:style-name="gr105" draw:text-style-name="P3" draw:layer="layout" svg:width="17.583cm" svg:height="0.424cm" svg:x="3.175cm" svg:y="3.249cm">
          <draw:text-box>
            <text:p text:style-name="P2"><text:span text:style-name="T2">that function to write another function to determine if </text:span><text:span text:style-name="T2">a number </text:span><text:span text:style-name="T8">a</text:span><text:span text:style-name="T2"> is prime, and then use a for </text:span></text:p>
          </draw:text-box>
        </draw:frame>
        <draw:frame draw:style-name="gr106" draw:text-style-name="P3" draw:layer="layout" svg:width="9.366cm" svg:height="0.424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6.673cm">
          <draw:text-box>
            <text:p text:style-name="P2"><text:span text:style-name="T2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7" draw:text-style-name="P3" draw:layer="layout" svg:width="17.312cm" svg:height="0.424cm" svg:x="3.175cm" svg:y="2.677cm">
          <draw:text-box>
            <text:p text:style-name="P2"><text:span text:style-name="T2">Loop over all of the files in a directory and if the file </text:span><text:span text:style-name="T2">contains the text “bob”, add it to a shell </text:span></text:p>
          </draw:text-box>
        </draw:frame>
        <draw:frame draw:style-name="gr108" draw:text-style-name="P3" draw:layer="layout" svg:width="17.714cm" svg:height="0.424cm" svg:x="3.175cm" svg:y="3.249cm">
          <draw:text-box>
            <text:p text:style-name="P2"><text:span text:style-name="T2">variable. <text:s/>After processing all files, display the final list </text:span><text:span text:style-name="T2">of files, all on one line. <text:s/>The shell script </text:span></text:p>
          </draw:text-box>
        </draw:frame>
        <draw:frame draw:style-name="gr109" draw:text-style-name="P3" draw:layer="layout" svg:width="6.229cm" svg:height="0.424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1.245cm">
          <draw:text-box>
            <text:p text:style-name="P2"><text:span text:style-name="T2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7.393cm" svg:height="0.424cm" svg:x="3.175cm" svg:y="2.677cm">
          <draw:text-box>
            <text:p text:style-name="P2"><text:span text:style-name="T2">Consult a manual on the “test” command, and then </text:span><text:span text:style-name="T2">write a bash shell function that will loop </text:span></text:p>
          </draw:text-box>
        </draw:frame>
        <draw:frame draw:style-name="gr111" draw:text-style-name="P3" draw:layer="layout" svg:width="17.727cm" svg:height="0.424cm" svg:x="3.175cm" svg:y="3.249cm">
          <draw:text-box>
            <text:p text:style-name="P2"><text:span text:style-name="T2">over all files in a directory whose named ends in “.c”. <text:s/></text:span><text:span text:style-name="T2">For each C file, use the test utility to see </text:span></text:p>
          </draw:text-box>
        </draw:frame>
        <draw:frame draw:style-name="gr112" draw:text-style-name="P3" draw:layer="layout" svg:width="17.401cm" svg:height="0.424cm" svg:x="3.175cm" svg:y="3.82cm">
          <draw:text-box>
            <text:p text:style-name="P2"><text:span text:style-name="T2">if there is a matching “.o” file, if there is, look to see if </text:span><text:span text:style-name="T2">the .c file is newer than the .o. <text:s/>If the .o </text:span></text:p>
          </draw:text-box>
        </draw:frame>
        <draw:frame draw:style-name="gr113" draw:text-style-name="P3" draw:layer="layout" svg:width="17.177cm" svg:height="0.424cm" svg:x="3.175cm" svg:y="4.392cm">
          <draw:text-box>
            <text:p text:style-name="P2"><text:span text:style-name="T2">doesn’t exist or the .c file is newer, then compile the .c </text:span><text:span text:style-name="T2">file into the .o file. <text:s/>If the compilation </text:span></text:p>
          </draw:text-box>
        </draw:frame>
        <draw:frame draw:style-name="gr114" draw:text-style-name="P3" draw:layer="layout" svg:width="17.917cm" svg:height="0.424cm" svg:x="3.175cm" svg:y="4.963cm">
          <draw:text-box>
            <text:p text:style-name="P2"><text:span text:style-name="T2">breaks, abort the shell script. <text:s/>Finally, look to see if all </text:span><text:span text:style-name="T2">the .o files are newer than the name of an </text:span></text:p>
          </draw:text-box>
        </draw:frame>
        <draw:frame draw:style-name="gr115" draw:text-style-name="P3" draw:layer="layout" svg:width="17.651cm" svg:height="0.424cm" svg:x="3.175cm" svg:y="5.53cm">
          <draw:text-box>
            <text:p text:style-name="P2"><text:span text:style-name="T2">executable given on the command line. <text:s/>If the </text:span><text:span text:style-name="T2">executable is not present, is not executable, or is </text:span></text:p>
          </draw:text-box>
        </draw:frame>
        <draw:frame draw:style-name="gr116" draw:text-style-name="P3" draw:layer="layout" svg:width="17.579cm" svg:height="0.424cm" svg:x="3.175cm" svg:y="6.102cm">
          <draw:text-box>
            <text:p text:style-name="P2"><text:span text:style-name="T2">older than any of the .o files, recompile the executable </text:span><text:span text:style-name="T2">using all of the .o files in the directory. <text:s/></text:span></text:p>
          </draw:text-box>
        </draw:frame>
        <draw:frame draw:style-name="gr117" draw:text-style-name="P3" draw:layer="layout" svg:width="9.536cm" svg:height="0.424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816cm">
          <draw:text-box>
            <text:p text:style-name="P2"><text:span text:style-name="T2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8" draw:text-style-name="P3" draw:layer="layout" svg:width="17.443cm" svg:height="0.424cm" svg:x="3.175cm" svg:y="2.677cm">
          <draw:text-box>
            <text:p text:style-name="P2"><text:span text:style-name="T2">Perform some background research and find out the </text:span><text:span text:style-name="T2">name(s) of the shell script that bash will </text:span></text:p>
          </draw:text-box>
        </draw:frame>
        <draw:frame draw:style-name="gr119" draw:text-style-name="P3" draw:layer="layout" svg:width="16.461cm" svg:height="0.424cm" svg:x="3.175cm" svg:y="3.249cm">
          <draw:text-box>
            <text:p text:style-name="P2"><text:span text:style-name="T2">execute when you log in, and when you log out. <text:s/></text:span><text:span text:style-name="T2">Modify the shell script to change your </text:span></text:p>
          </draw:text-box>
        </draw:frame>
        <draw:frame draw:style-name="gr97" draw:text-style-name="P3" draw:layer="layout" svg:width="17.486cm" svg:height="0.424cm" svg:x="3.175cm" svg:y="3.82cm">
          <draw:text-box>
            <text:p text:style-name="P2"><text:span text:style-name="T2">prompt to something fun (your choice), modify the </text:span><text:span text:style-name="T2">path to include your own personal bin di-</text:span></text:p>
          </draw:text-box>
        </draw:frame>
        <draw:frame draw:style-name="gr120" draw:text-style-name="P3" draw:layer="layout" svg:width="10.861cm" svg:height="0.424cm" svg:x="3.175cm" svg:y="4.392cm">
          <draw:text-box>
            <text:p text:style-name="P2"><text:span text:style-name="T2">rectory, and create an alias for the vi command to be </text:span><text:span text:style-name="T2">edit.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1" draw:text-style-name="P4" draw:layer="layout" svg:width="3.914cm" svg:height="0.513cm" svg:x="1.905cm" svg:y="2.558cm">
          <draw:text-box>
            <text:p text:style-name="P2"><text:span text:style-name="T3">UNIX Job Control </text:span></text:p>
          </draw:text-box>
        </draw:frame>
        <draw:frame draw:style-name="gr12" draw:text-style-name="P3" draw:layer="layout" svg:width="0.531cm" svg:height="0.424cm" svg:x="2.54cm" svg:y="3.308cm">
          <draw:text-box>
            <text:p text:style-name="P2"><text:span text:style-name="T2">3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22" draw:text-style-name="P3" draw:layer="layout" svg:width="9.298cm" svg:height="0.424cm" svg:x="3.175cm" svg:y="3.308cm">
          <draw:text-box>
            <text:p text:style-name="P2"><text:span text:style-name="T2">Show how to run a command in the background: </text:span></text:p>
          </draw:text-box>
        </draw:frame>
        <draw:frame draw:style-name="gr3" draw:text-style-name="P3" draw:layer="layout" svg:width="0.422cm" svg:height="0.424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02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5.594cm">
          <draw:text-box>
            <text:p text:style-name="P2"><text:span text:style-name="T2">3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23" draw:text-style-name="P3" draw:layer="layout" svg:width="10.971cm" svg:height="0.424cm" svg:x="3.175cm" svg:y="5.594cm">
          <draw:text-box>
            <text:p text:style-name="P2"><text:span text:style-name="T2">Describe how to kill a command that is currently </text:span><text:span text:style-name="T2">running: 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8cm">
          <draw:text-box>
            <text:p text:style-name="P2"><text:span text:style-name="T2">3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24" draw:text-style-name="P3" draw:layer="layout" svg:width="11.936cm" svg:height="0.424cm" svg:x="3.175cm" svg:y="7.88cm">
          <draw:text-box>
            <text:p text:style-name="P2"><text:span text:style-name="T2">Describe how to suspend a command that is currently </text:span><text:span text:style-name="T2">running: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25" draw:text-style-name="P3" draw:layer="layout" svg:width="12.355cm" svg:height="0.424cm" svg:x="3.175cm" svg:y="10.162cm">
          <draw:text-box>
            <text:p text:style-name="P2"><text:span text:style-name="T2">Describe how to put a suspended command into the </text:span><text:span text:style-name="T2">background: </text:span></text:p>
          </draw:text-box>
        </draw:frame>
        <draw:frame draw:style-name="gr3" draw:text-style-name="P3" draw:layer="layout" svg:width="0.422cm" svg:height="0.424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26" draw:text-style-name="P3" draw:layer="layout" svg:width="12.512cm" svg:height="0.424cm" svg:x="3.175cm" svg:y="12.448cm">
          <draw:text-box>
            <text:p text:style-name="P2"><text:span text:style-name="T2">Describe how to restore a suspended command to the </text:span><text:span text:style-name="T2">foreground: 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27" draw:text-style-name="P3" draw:layer="layout" svg:width="14.637cm" svg:height="0.424cm" svg:x="3.175cm" svg:y="14.734cm">
          <draw:text-box>
            <text:p text:style-name="P2"><text:span text:style-name="T2">Describe how to run a command and have it continue </text:span><text:span text:style-name="T2">to run after you logout: </text:span></text:p>
          </draw:text-box>
        </draw:frame>
        <draw:frame draw:style-name="gr3" draw:text-style-name="P3" draw:layer="layout" svg:width="0.422cm" svg:height="0.424cm" svg:x="1.905cm" svg:y="15.30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1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5T03:57:30.936967201</dc:date>
    <meta:editing-duration>PT5H8M34S</meta:editing-duration>
    <meta:editing-cycles>16</meta:editing-cycles>
    <meta:generator>LibreOffice/6.4.0.3$Linux_X86_64 LibreOffice_project/40$Build-3</meta:generator>
    <meta:document-statistic meta:object-count="508"/>
  </office:meta>
</office:document-meta>
</file>